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Gnumeric-default">
      <style:table-cell-properties fo:background-color="#ffffff"/>
    </style:style>
    <style:style style:name="ce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1">
          <table:table-cell table:style-name="ce8" office:value-type="string" calcext:value-type="string">
            <text:p>Майндмапы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6"/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0"/>
        <table:table-column table:style-name="co1" table:number-columns-repeated="1023" table:default-cell-style-name="ce10"/>
        <table:table-row table:style-name="ro1">
          <table:table-cell table:style-name="ce8" office:value-type="string" calcext:value-type="string">
            <text:p>ЧТО я вижу по этому поводу в своей фаз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мапы? Ничего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не смотрел. Не знаю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знаю что мозги во сне сами пытаются разложить подобное к подобному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тут я типа помггаю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чешь жить как во сне юзай механизмы сна для работы. Пиздец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8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10"/>
        <table:table-column table:style-name="co1" table:number-columns-repeated="1023" table:default-cell-style-name="ce10"/>
        <table:table-row table:style-name="ro1">
          <table:table-cell table:style-name="ce8" office:value-type="string" calcext:value-type="string">
            <text:p>Что я колдую?</text:p>
          </table:table-cell>
          <table:table-cell table:style-name="ce12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Что затрагивает эту задачу?</text:p>
          </table:table-cell>
          <table:table-cell table:style-name="ce12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Моя гипотеза, почему этот вопрос важен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комп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нструмент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з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ещи которые я ещё не “понял”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разложить подобные вещи это блядь два клик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прос что потом с этим дила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ты неправ. Ничего не делать. Носиться с майндмапом как с писаной торбой. И всё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ты можешь сейчас сделать чтоб сделать себе хорошо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у вот клавиатура допустим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не знаешь какую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что будешь её майндмапить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упил какая есть и пошёл дальш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есть разные механизмы. Разная высота кнопок и т.д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сть вообще лазерная. Проецируется на сто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а ты прав. Надо. Ты бы купил жестовую. Ты прав. Надо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9" office:value-type="string" calcext:value-type="string">
            <text:p>Примеры сегодняшних коэффициентов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х3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 2014м был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х7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на 2020й год (долго не программировал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+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оды им пел 10 лет. Тут нечего добавит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чувака который за ночь стаёт экспертом в чём угодно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3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table:number-columns-repeated="128"/>
          <table:table-cell table:number-columns-repeated="896"/>
        </table:table-row>
        <table:table-row table:style-name="ro2">
          <table:table-cell table:style-name="ce12" office:value-type="string" calcext:value-type="string">
            <text:p>мне Саша в 2009м дал майндмапстер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с тех пор я перемайндмапил всё что мог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что не мог – посоздавал таблицы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том психанул с Дэном и удалил аккаунт с бекапом с гугла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всё пропало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а щас переделываю и вижу что делаю лучше чем было тогда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table:number-columns-repeated="128"/>
          <table:table-cell table:number-columns-repeated="896"/>
        </table:table-row>
        <table:table-row table:style-name="ro2">
          <table:table-cell table:style-name="ce12" office:value-type="string" calcext:value-type="string">
            <text:p>вотвот. Иди работай дальше.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17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+ отвечал уже. нет. я создал шкалу из этого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вязи вручную целенаправленно ставлю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не там где сойдётся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оуды и ветки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потому что мозг это нейросе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нейросеть это ноуды и связи между ним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говорю с мозгами на языке на котором он себя программируе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 ассемблере мозга корче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0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дзен моуд х-майнда. Вроде бесплатны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сть онлайн системы (платный экспорт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лучше майндмапстера у меня ничег оне был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вряд ли буде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писанный на дотнете тул с нуля который создан для этого и имеет кучу кнопок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вообще половины его фич никогда не видел даж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юзаю 2017й когда уже 2020 есть на торрентах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динственный вопрос в том что…. Как жить с тем что расстояние между чем угодно после этого у меня 0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ак жить с тем что я знаю что где лежит с одного взгляд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не даже нет смысла создавать майндмап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могу создать чисто для себ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сть вещи которые лучше майндмапить только после того как сделаю статистический ресёрч (узнаю рычаги хотя бы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тогда мне можно не благодарить каждую отдельно взятую вещ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роче. Я не знаю. Я не умею жить “круче всех”. Научи меня. Помоги привыкнуть. Эти майндмапы это ящик пандор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динственное что меня муляет это что после этого я врежу себ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вроде я это решил сегодн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бы даже попробовал запустить его на линух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этот комп не потяне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пентиум. У тебя кор ай 5 виснет при виде добротного майндмапа на 1000+ ноудов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ентиум тем более зависне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роче. Купи себе ноутбук. Мы поможем. Тысяч за 18. новый. Либо если хочешь сэкономить можешь взять б/у тыщ за 10. будет охуенн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18 тыщ это как … это как пол машины бляд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браво. Восстанавливай ноутбуки и будет тебе счастье. Тут всё. Это тоже повторение. После этих трёх рассмотри его и всё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ой перманентный вред нанесённый мне оно реша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 мире много дизинформаторов (людей смешивающих карты нарошно чтоб меня замедлить или отправить по ложному следу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люс в мире много идиотов которые верят в то чего нету (оно рассыпается только если видеть общую картину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истема образования в мире полное дерьмо. Вкладывают в голову майндмап кто шарит. Но 80% это люди которые заставляют заучивать книжки на память. Бред какой-т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люс да. Книжки. Которых миллиарды. В которых я после майндмапов стал разбираться часа за тр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у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И…. я хз. Даже этого хватает чтоб 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ащищает от заблуждений короче. Независимо от того почему они возникл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олько майндмапами я увидел лапшу с высоты птичего полёт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люс бабы которые мне б не дали начинают мне давать когда я с майндмапами. А это лечит травмы которые я причинил себе из-зза их отсутствия. Ну или мне причинили например те кто шантажировал уходом. Или. . ну кроче. Много баб в моей жизни мне не давало и уходило к другим. И когда я начал делать майндмапы это всё ушл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тлично чо. Супер. Панаце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не всё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даже этого хватит чтоб продавать их просто на патреон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.е. презенташки пускай будут бесплатные. А за майндмапы пускай платят. Или… хз не знаю короче. Ты ещё ничего не создал чтоб я вот так взял и сказал что тебе дела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т у тебя есть майндмап эволюции. Классно. Так и живи. Выкладывай их в интернет и вс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ли фирмы которые ты на их основании построи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роче. Тут всё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иллион применений. И ты вредил себе за каждый потому что тебя били что бы ты не делал. И за рос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… скажем так… любили тебя сильнее чем тебя били. Вопрос ишь в том что добивали тебя декораци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убирай декорации. И можешь делать майндмапы снова. Ты прав. Тут всё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0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утрамбовывание инфы в моей голове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зг превращается в картотеку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где любые знания на расстоянии вытянутой рук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олько бери и использу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. методы решения. Тех вредов что я описал. Стоп. Та Виноградов Групп. Как Лайтман Групп. Тулзы что. Юзай их платно и всё. И делай себе деньги. Забей на обучение люде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и бесполезн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7 миллиардов а только ты сделал майндмап эволюции. И распространил его на себ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угу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ут всё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сех кто попадает в моё окружени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и начинают на меня ровняться и т.п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х начинает ко мне нести миром равновесия. Они начинают давать то что мне над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.е. исправлять мне их даже не нужно. Те “волосы” которые к ним потом липнут исправляют их вместо мен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не достаточно быть самым чётко понимающим мир чувако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ак спрокеты ты прав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8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помню что когда кто-то смотрел на майндмап вместе со мной они понимали суть проект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спомни УкрАзию. Ты показал этим девочкам на компе карту один раз и всё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все всё понял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.е. проект откладывался откладывался а потом ты взял и показал им как ты видишь этот проек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 карт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оговорил его с ним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… и он… и они понял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т как надо презентовать майндмап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нимать виде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 нём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выкладывать на ютюб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 патреон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уда угодн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езентовать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распространя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ипа тог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сейчас ограничен только вещами которые можно применить. Но вот подумай как ты применишь ресёрч эволюции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моешь заюзать знания найденные в нём чтоб торговать винчестерам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майндмап останется майндмапом понимаешь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го всё равно надо выложи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нять о нём видео и т.п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е писать. А говорить 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есть в кафехе с теми девочками и сказать мол “вот проект”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ж помнишь. Вот такие и такие части. Вот такие у вас роли. Денис в этом тоже вроде как шарил (давал каждому копию майнмдапа и подписывал кто что делает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.е. это неотьемлемая часть митинг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ь митинги можно проводить и на ютюб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жет неотьемлемая часть образования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7" office:value-type="string" calcext:value-type="string">
            <text:p>корчое. Снимать видео. Где на фоне майндмап, ты снизу, и ты говоришь что ты видиш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7" office:value-type="string" calcext:value-type="string">
            <text:p>Vinogradoff Group Mindmap Presentations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04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 это повторение делает меня лучш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казал. Даёт мне понимание как жить и что делать и что вокруг происходит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олодец что ты за них схватил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лодец что ты юзаешь каждый тул идеально прежде чем определить насколько он полезен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нимай эти свои ролики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0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БЛАГОДАРНО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римеры благодарност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его (предмет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его существовани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он(о) даё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х кто мне что либо даёт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мне приходит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х ради кого оно создаётся поддерживается и защищает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ради чего оно создаётся поддерживается и защищает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возможно ещё некоторые виды из вопросника самоанализ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нимай эти ролики. Ты помнишь. Ночь. Кафешка. Лето. Романтика. Или весна – не помню. 20 летние тёлки. И ты босс. И ты их учишь. И у них горят глаза. От того что вдруг они увидели мир так как не видели до этог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увидели каково это быть тобой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и тебя поняли. Захотели тобой быть и т.п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алтимат выебон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айндмап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ролики станут не так нужны как прежде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6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челвоека который доходчиво и в двух словах обьяснит всю инопланетную культуру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ак чтоб примерно хоть знать чего от них ожида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ммуникатор. Человек который обьяснит зачем они прилетели и выгодно ли их пресутстви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то они прилетели не воевать. А жить вмест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арламентёр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т как его… премьер министр… хуй его знает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ицепрезидент. Хз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жет наверно даже выш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главный человек с которым надо общаться по поводу всего. Вот кто ты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4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10"/>
        <table:table-row table:style-name="ro2">
          <table:table-cell table:style-name="ce17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 тебе описал расцветани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арисовал картину расцветающих на твоих глазах люд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т твоих слов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это и паблик спикингом можно окрести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чем угодн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же самое. На фоне майндмап. А перед ним ты. Говоришь “вот чему я вас буду учить, садитесь”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Увидеть, что оно, и каждая его часть - это 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ак и есть. Это мой труд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создаю это чтоб понимать мир лучш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то над чем я 10 лет работаю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буду обьяснять это теперь наглядн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не словами и слышать фидбек “интересно или не интересно”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8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Увидеть, что оно и каждая его часть видит во мн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как… художник. А мы твоё перо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ли хирург а мы – твой скальпель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очнее даже последне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делаешь R&amp;D на целую экспоненту прощ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им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будь этим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ткроешь школы в каждой сфер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аработаешь денег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ткрывай этот сайд проджек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полезн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даже лучше чем лечить мир продуктам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тому что продукты идиотов заменяю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майндмапы и инфографика дают человеку не быть идиотом. Дают шанс успеть за прогрессом чтоли. Чтоб не стереть его с лица земли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0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10"/>
        <table:table-row table:style-name="ro2">
          <table:table-cell table:style-name="ce17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то и есть защит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нтальных кар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защита от вытира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что их нашерят накопируют и я увижу о чём реч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получу от этого деньг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г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загоревшыеся глаза тех кто меня понимае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думаю мир их сам туда направи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лучше чем клепать из этого фильмы (как делает марвел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б целая вселенная пришла мне в голвоу прежде чем я пойму о чём они говорят.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10"/>
        <table:table-column table:style-name="co1" table:number-columns-repeated="1023" table:default-cell-style-name="ce10"/>
        <table:table-row table:style-name="ro2">
          <table:table-cell table:style-name="ce16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office:value-type="string" calcext:value-type="string">
            <text:p>я тебе так скажу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как раз таки об этом и говор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… многие люди не понимают чего надо хоте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ногие хотят какую-то ветку майндмапа не думая о чём-то в цел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г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то-то поймёт проявление. Кто-то поймёт красиво оно или не красиво и всё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я обьясню так чтоб суть поняли. Связи между компонентами. Угу.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я ещё и тул свой создам, <text:s/>чтоб не судиться потом ни с кем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 поводу того что я показываю их интерфейс без их согласия или бред типа этого.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сделать чтоб оно увидело во мне и всех моих частях себ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потребносит прокачал уж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ли ждёшь особого приглашени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жду приглашени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его получил. Много раз. Сделай уж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бы сделал если б было на чё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значит ресёрчи так чтоб было на чём. Ты получил отмашку. Тут всё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4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7" office:value-type="string" calcext:value-type="string">
            <text:p>видео презентации. Это раз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7" office:value-type="string" calcext:value-type="string">
            <text:p>второе это своя тулза которая позволяет майндмапить на линукс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7" office:value-type="string" calcext:value-type="string">
            <text:p>и на любой ос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7" office:value-type="string" calcext:value-type="string">
            <text:p>а потом уже потребности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сё колдовство лежит в основе этог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рядок притягивает хаос. Порванных блядецй которые годятся только для нескольких задач в жизн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7" office:value-type="string" calcext:value-type="string">
            <text:p>оно им даёт смысл жизни помимо войны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3">
          <table:table-cell table:style-name="ce8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12" table:number-columns-repeated="255"/>
          <table:table-cell table:number-columns-repeated="768"/>
        </table:table-row>
        <table:table-row table:style-name="ro4">
          <table:table-cell table:style-name="ce9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у их притянет туда. Если хорошо снимешь. Если сделаешь круг. То … ты поймёшь. Ты увидишь как их разрывает от счастья.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жешь анимировать даже. Инфографику сделать. Назвать Vinogradoff Group Infographics если хочеш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аблицы и т.п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0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10"/>
        <table:table-column table:style-name="co1" table:number-columns-repeated="1023" table:default-cell-style-name="ce10"/>
        <table:table-row table:style-name="ro5">
          <table:table-cell table:style-name="ce14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колдуют чтоб ты молчал. Чтоб одни могли жить за счёт других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то чего ты боишь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сделаешь нормальный круг и хер тебя остановят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моя гипотеза что этот вопрос важен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етки ищу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купки методом тык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купают херню которая им не нужн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торая не работае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ипа того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8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ЭТА ПРОБЛЕМА реша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знание что делать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 начале времён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ЭТА ПРОБЛЕМА колду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на просто есть. Пропускает через себя людей дабы создавать людей которые … могут жить лучше чем жили раньш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людей для которых информация не проблем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спомни тех киберготок которые кроме музыки ничего не видел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ютюбят днём и ночью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а. красивые. Но бесполезные. А ты полезен. А красивмы можно стать и с помоьью атрибутов или той же киберготики бляд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ак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истема называется “круг”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ураган майндмапов это моя жизн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прос в том что…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роче. Ты прав. Майндмапить после статистики и презентовать ресёрч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О ТОГО КАК станешь реализовывать круг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до круга даже не дойдё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хз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 общем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7" office:value-type="string" calcext:value-type="string">
            <text:p>Vinogradoff Group Mindmap Presentations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ли концеп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айндмап это брендовое имя наверно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хз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роче. Пускай. Назовём корабль так как он плавае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апиши это.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распечатай доки. Возьми принтер и кучу бумаги и…….блиииииин…. На ноуте надо печатать. Сука. Ну <text:s/>в общем. Ты понял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13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а может даже в музей эту вещь дать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а так хоть отобью вложенные деньги.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1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12" office:value-type="string" calcext:value-type="string">
            <text:p>Пока что я тут ничего писать не буду потому что время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 этому не знаю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2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3:11:13.624127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0</meta:editing-cycles>
    <meta:editing-duration>PT2H21M34S</meta:editing-duration>
    <meta:generator>LibreOffice/6.0.7.3$Linux_X86_64 LibreOffice_project/00m0$Build-3</meta:generator>
    <dc:title>Стандартный Вопросник</dc:title>
    <meta:creation-date>2020-04-20T13:11:16.413987468</meta:creation-date>
    <dc:date>2020-04-20T15:33:08.715241923</dc:date>
    <meta:document-statistic meta:table-count="37" meta:cell-count="323" meta:object-count="0"/>
    <meta:template xlink:type="simple" xlink:actuate="onRequest" xlink:title="Стандартный Вопросник" xlink:href="../../../../../Templates/Стандартный%20Вопросник.ots" meta:date="2020-04-20T13:11:14.714917498"/>
  </office:meta>
</office:document-meta>
</file>